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838" officeooo:paragraph-rsid="00136f5a"/>
    </style:style>
    <style:style style:name="P2" style:family="paragraph" style:parent-style-name="Standard">
      <style:text-properties officeooo:rsid="000d0838" officeooo:paragraph-rsid="00198e3b"/>
    </style:style>
    <style:style style:name="P3" style:family="paragraph" style:parent-style-name="Standard">
      <style:text-properties officeooo:rsid="000d0838" officeooo:paragraph-rsid="000d0838"/>
    </style:style>
    <style:style style:name="P4" style:family="paragraph" style:parent-style-name="Standard">
      <style:text-properties officeooo:rsid="000d0838" officeooo:paragraph-rsid="000eee0d"/>
    </style:style>
    <style:style style:name="P5" style:family="paragraph" style:parent-style-name="Standard">
      <style:text-properties officeooo:rsid="00136f5a" officeooo:paragraph-rsid="00136f5a"/>
    </style:style>
    <style:style style:name="P6" style:family="paragraph" style:parent-style-name="Standard">
      <style:text-properties officeooo:rsid="000eee0d" officeooo:paragraph-rsid="000d54d7"/>
    </style:style>
    <style:style style:name="P7" style:family="paragraph" style:parent-style-name="Standard">
      <style:text-properties officeooo:rsid="000eee0d" officeooo:paragraph-rsid="000eee0d"/>
    </style:style>
    <style:style style:name="P8" style:family="paragraph" style:parent-style-name="Standard">
      <style:text-properties officeooo:rsid="000eee0d" officeooo:paragraph-rsid="00198e3b"/>
    </style:style>
    <style:style style:name="P9" style:family="paragraph" style:parent-style-name="Standard">
      <style:text-properties style:text-line-through-style="solid" style:text-line-through-type="single" officeooo:rsid="0015442a" officeooo:paragraph-rsid="0015442a"/>
    </style:style>
    <style:style style:name="P10" style:family="paragraph" style:parent-style-name="Standard">
      <style:text-properties style:text-line-through-style="solid" style:text-line-through-type="single" officeooo:rsid="00136f5a" officeooo:paragraph-rsid="0015442a"/>
    </style:style>
    <style:style style:name="P11" style:family="paragraph" style:parent-style-name="Standard">
      <style:text-properties officeooo:rsid="0015442a" officeooo:paragraph-rsid="0015442a" fo:background-color="#ffff00"/>
    </style:style>
    <style:style style:name="P12" style:family="paragraph" style:parent-style-name="Standard">
      <style:text-properties officeooo:rsid="000d54d7" officeooo:paragraph-rsid="000eee0d"/>
    </style:style>
    <style:style style:name="P13" style:family="paragraph" style:parent-style-name="Standard">
      <style:text-properties officeooo:rsid="000d54d7" officeooo:paragraph-rsid="000d54d7"/>
    </style:style>
    <style:style style:name="P14" style:family="paragraph" style:parent-style-name="Standard">
      <style:text-properties officeooo:rsid="000d54d7" officeooo:paragraph-rsid="0010c525"/>
    </style:style>
    <style:style style:name="P15" style:family="paragraph" style:parent-style-name="Standard">
      <style:text-properties officeooo:rsid="000d54d7" officeooo:paragraph-rsid="00198e3b"/>
    </style:style>
    <style:style style:name="P16" style:family="paragraph" style:parent-style-name="Standard">
      <style:text-properties officeooo:rsid="001226f3" officeooo:paragraph-rsid="001226f3"/>
    </style:style>
    <style:style style:name="P17" style:family="paragraph" style:parent-style-name="Standard">
      <style:text-properties officeooo:rsid="0015442a" officeooo:paragraph-rsid="0015442a"/>
    </style:style>
    <style:style style:name="P18" style:family="paragraph" style:parent-style-name="Standard">
      <style:text-properties officeooo:rsid="001d5b7c" officeooo:paragraph-rsid="001d5b7c"/>
    </style:style>
    <style:style style:name="T1" style:family="text">
      <style:text-properties officeooo:rsid="000d54d7"/>
    </style:style>
    <style:style style:name="T2" style:family="text">
      <style:text-properties officeooo:rsid="000eee0d"/>
    </style:style>
    <style:style style:name="T3" style:family="text">
      <style:text-properties officeooo:rsid="0010c525"/>
    </style:style>
    <style:style style:name="T4" style:family="text">
      <style:text-properties officeooo:rsid="0015442a"/>
    </style:style>
    <style:style style:name="T5" style:family="text">
      <style:text-properties officeooo:rsid="00166dff"/>
    </style:style>
    <style:style style:name="T6" style:family="text">
      <style:text-properties officeooo:rsid="001b2ea0"/>
    </style:style>
    <style:style style:name="T7" style:family="text">
      <style:text-properties officeooo:rsid="001d5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>[tuning]</text:p>
      <text:p text:style-name="P17">- <text:span text:style-name="T7">gui or command line?</text:span></text:p>
      <text:p text:style-name="P17">- </text:p>
      <text:p text:style-name="P17"/>
      <text:p text:style-name="P17">Complete local experiment</text:p>
      <text:p text:style-name="P5">→<text:span text:style-name="T4"> more subjects: library people?</text:span></text:p>
      <text:p text:style-name="P5">→<text:span text:style-name="T5"> consent?</text:span></text:p>
      <text:p text:style-name="P5"/>
      <text:p text:style-name="P5"/>
      <text:p text:style-name="P5"/>
      <text:p text:style-name="P5"/>
      <text:p text:style-name="P9">2. Remote experiment</text:p>
      <text:p text:style-name="P10">- Data server? </text:p>
      <text:p text:style-name="P10">- remote play_sample: load when proposed (save to cache, <text:span text:style-name="T4">remove at exit</text:span>)</text:p>
      <text:p text:style-name="P11">→ Copy right! Complexity!!</text:p>
      <text:p text:style-name="P11"/>
      <text:p text:style-name="P11"/>
      <text:p text:style-name="P11"/>
      <text:p text:style-name="P1">Evaluation metric</text:p>
      <text:p text:style-name="P4">- <text:span text:style-name="T2">objective measures</text:span></text:p>
      <text:p text:style-name="P3"><text:tab/>- <text:span text:style-name="T1">accuracy</text:span></text:p>
      <text:p text:style-name="P12"><text:span text:style-name="T2"><text:tab/>per-round </text:span>accuracy: n1/n_proposal </text:p>
      <text:p text:style-name="P7"><text:tab/>total accuracy ?</text:p>
      <text:p text:style-name="P2"><text:tab/>- <text:span text:style-name="T1">time spent</text:span></text:p>
      <text:p text:style-name="P15"><text:tab/>- number of feedback</text:p>
      <text:p text:style-name="P3">- subjective <text:span text:style-name="T2">rating and comment</text:span></text:p>
      <text:p text:style-name="P3"/>
      <text:p text:style-name="P3"/>
      <text:p text:style-name="P3"/>
      <text:p text:style-name="P8"/>
      <text:p text:style-name="P6"/>
      <text:p text:style-name="P13"/>
      <text:p text:style-name="P13"/>
      <text:p text:style-name="P7">Use cases:</text:p>
      <text:p text:style-name="P13">A. adaptive fuzzy search: start with rough example (user's own voice imitation, for example), improve until finding <text:span text:style-name="T2">a satisfactory</text:span> target</text:p>
      <text:p text:style-name="P14"><text:s/>- <text:span text:style-name="T3">defined classes: air_conditioner, car_horn, children_playing, dog_bark, drilling, engine_idling, gun_shot, jackhammer, siren, and street_music</text:span></text:p>
      <text:p text:style-name="P13">B. exhaustive search: <text:span text:style-name="T2">choose one example of class</text:span>, find <text:span text:style-name="T6">N=50</text:span> match<text:span text:style-name="T2">es</text:span></text:p>
      <text:p text:style-name="P13"><text:s/></text:p>
      <text:p text:style-name="P13"/>
      <text:p text:style-name="P13"/>
      <text:p text:style-name="P16">benchmark/base of comparison: </text:p>
      <text:p text:style-name="P16">- existing interactive audio retrieval system?</text:p>
      <text:p text:style-name="P16"/>
      <text:p text:style-name="P16"/>
      <text:p text:style-name="P13"/>
      <text:p text:style-name="P1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13:09.101154390</meta:creation-date>
    <meta:editing-duration>PT23H23M30S</meta:editing-duration>
    <meta:editing-cycles>5</meta:editing-cycles>
    <meta:generator>LibreOffice/4.2.8.2$Linux_X86_64 LibreOffice_project/420m0$Build-2</meta:generator>
    <dc:date>2016-01-09T01:54:59.910555838</dc:date>
    <meta:document-statistic meta:table-count="0" meta:image-count="0" meta:object-count="0" meta:page-count="2" meta:paragraph-count="25" meta:word-count="120" meta:character-count="834" meta:non-whitespace-character-count="727"/>
  </office:meta>
</office:document-meta>
</file>